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Source Han Sans SC" svg:font-family="'Source Han Sans SC'" style:font-family-generic="system" style:font-pitch="variable"/>
    <style:font-face style:name="Times New Roman" svg:font-family="'Times New Roman'" style:font-family-generic="roman" style:font-pitch="variable"/>
  </office:font-face-decls>
  <office:automatic-styles>
    <style:style style:name="T1" style:family="text">
      <style:text-properties officeooo:rsid="0009e5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Internship Report: An In-Depth Look into Japanese Culture and Hospitality Industry</text:p>
      <text:p text:style-name="Standard"/>
      <text:p text:style-name="Standard">## Introduction</text:p>
      <text:p text:style-name="Standard">The seven-week internship in Japan was a multi-faceted experience designed to provide a deep understanding of the Japanese language, culture, and the hospitality sector. Comprising of two segments, the first three weeks focused on an intensive Japanese course and various cultural activities. The subsequent four weeks were dedicated to hands-on experience in a high-end hotel <text:span text:style-name="T1">hidden</text:span> away in the mountains. This report aims to provide a comprehensive account of the internship, capturing its multiple dimensions and personal learnings.</text:p>
      <text:p text:style-name="Standard"/>
      <text:p text:style-name="Standard">## Japanese Course and Cultural Activities</text:p>
      <text:p text:style-name="Standard"/>
      <text:p text:style-name="Standard">### Language Course: A Foundation in Japanese</text:p>
      <text:p text:style-name="Standard">The first part of the internship was a structured language course aimed at equipping participants with fundamental knowledge of Japanese. The curriculum was well-rounded, covering not only the basics of grammar but also diving into essential adjectives, verbs, and vocabulary that would later prove invaluable in the work segment. The course <text:span text:style-name="T1">finished with </text:span>an individual presentation, where each participant had the freedom to discuss a topic of their choice. This finale was a crucial test, requiring the application of the linguistic skills acquired over the three weeks. It also provided a platform for public speaking and presentation skills, invaluable in any professional setting.</text:p>
      <text:p text:style-name="Standard"/>
      <text:p text:style-name="Standard">### Cultural Immersion: Beyond Textbooks</text:p>
      <text:p text:style-name="Standard">The cultural activities were designed to offer a deep dive into various facets of Japanese culture, beyond what could be gleaned from reading or casual observation. Activities were varied, including traditional tea ceremonies that provided insight into the meticulousness and discipline of Japanese customs. Calligraphy lessons showcased the art and precision behind each stroke, while company visits offered a glimpse into the Japanese corporate environment. Painting and classic tourism activities were also included, providing a broad spectrum of experiences. Among these, the tourism aspect was particularly impactful, giving a tangible sense of the local atmosphere, architecture, and public spaces that define Japan.</text:p>
      <text:p text:style-name="Standard"/>
      <text:p text:style-name="Standard">### Synthesizing Language and Culture</text:p>
      <text:p text:style-name="Standard">The cultural activities were not just supplementary to the language course; they were integrative experiences that provided context to the language lessons. For example, attending a tea ceremony or visiting a traditional Japanese company enriched the understanding of specific vocabulary and etiquette. These experiences made the words and phrases learned in the classroom come alive, providing a much-needed contextual background to the linguistic structures.</text:p>
      <text:p text:style-name="Standard"/>
      <text:p text:style-name="Standard">## Working Experience in the Hotel: A Practical Dive into Hospitality</text:p>
      <text:p text:style-name="Standard"/>
      <text:p text:style-name="Standard">### Role and Routine: More Than Just Cleaning</text:p>
      <text:p text:style-name="Standard">The four-week stint at a high-end hotel focused mainly on cleaning and maintenance tasks. While the primary responsibilities included dishwashing during morning and evening shifts, the role was more diverse than it initially seemed. Apart from dishwashing, which took up two hours each shift, another four hours were dedicated to a gamut of tasks. These ranged from garden maintenance like removing wild herbs to indoor chores such as vacuuming and setting up dining tables for guests who were willing to pay $200 per night for the experience. The role even extended to maintaining amenities like the pool designated for dogs, highlighting the hotel's commitment to being pet-friendly.</text:p>
      <text:p text:style-name="Standard"/>
      <text:p text:style-name="Standard">### Skills Acquired and Challenges Faced</text:p>
      <text:p text:style-name="Standard"><text:soft-page-break/>Although the tasks might seem routine, the experience came with its own set of challenges and learning opportunities. The most immediate challenge was the language barrier, given that most of the staff communicated exclusively in Japanese. This necessitated a quick adaptation to the local work culture, applying the language skills acquired during the initial three weeks of the internship. While the tasks themselves did not offer extensive skill development, the experience of navigating a work environment with language and cultural barriers was in itself a significant learning curve.</text:p>
      <text:p text:style-name="Standard"/>
      <text:p text:style-name="Standard">### The Importance of Team Interactions</text:p>
      <text:p text:style-name="Standard">Interactions with local Japanese staff were frequent, and these experiences highlighted the importance of effective communication in a multicultural work environment. Despite the language barriers, the use of basic Japanese phrases helped in carrying out daily tasks. A special mention goes to a colleague fluent in English, who not only made work more comfortable but also took the time to introduce the local surroundings. This gesture was a bright spot in the daily routine, offering a breather from the demanding work environment.</text:p>
      <text:p text:style-name="Standard"/>
      <text:p text:style-name="Standard">## Personal Reflections: A Changed Lens</text:p>
      <text:p text:style-name="Standard"/>
      <text:p text:style-name="Standard">### Work Culture and Personal Impact</text:p>
      <text:p text:style-name="Standard">The internship led to a profound change in perspective on the Japanese work culture, which is known for its strictness and high expectations. While the experience did not significantly alter broader career goals, it served as a cautionary tale about the unique challenges and rigors of working in a foreign setting with a distinct culture.</text:p>
      <text:p text:style-name="Standard"/>
      <text:p text:style-name="Standard">### Key Takeaways and Future Preparations</text:p>
      <text:p text:style-name="Standard">The most significant takeaway was an understanding of the demanding aspects of Japanese work culture. Should there be a next time, the focus would be on better preparing language skills to facilitate smoother interactions and possibly a more enriching work experience.</text:p>
      <text:p text:style-name="Standard"/>
      <text:p text:style-name="Standard">## Leisure and Exploration: Outside the Work Bubble</text:p>
      <text:p text:style-name="Standard"/>
      <text:p text:style-name="Standard">Time off was utilized to explore various parts of Japan, including Akihabara, a haven for <text:span text:style-name="T1">computer scinece and electronics </text:span>enthusiasts. These exploratory trips were more than just leisure activities; they were extensions of the cultural immersion experience, offering insights into modern Japanese culture and lifestyle.</text:p>
      <text:p text:style-name="Standard"/>
      <text:p text:style-name="Standard">## Conclusion</text:p>
      <text:p text:style-name="Standard">The seven-week internship was an enriching journey through the intricacies of Japanese culture and the hospitality industry. While the tasks at the hotel were routine, the broader experience was anything but mundane. From the complexities of language and communication to the subtleties of cultural nuances, the internship was a deep dive into a world vastly different from the familiar. It served as an invaluable learning experience, offering both challenges and opportunities for personal and professional growt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Source Han Sans SC" svg:font-family="'Source Han Sans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1:34:35.821840502</meta:creation-date>
    <dc:date>2023-10-09T11:57:34.123646228</dc:date>
    <meta:editing-duration>PT23M</meta:editing-duration>
    <meta:editing-cycles>1</meta:editing-cycles>
    <meta:document-statistic meta:table-count="0" meta:image-count="0" meta:object-count="0" meta:page-count="2" meta:paragraph-count="26" meta:word-count="937" meta:character-count="6289" meta:non-whitespace-character-count="5378"/>
    <meta:generator>LibreOffice/7.6.2.1$Linux_X86_64 LibreOffice_project/60$Build-1</meta:generator>
  </office:meta>
</office:document-meta>
</file>